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" style:family="paragraph" style:parent-style-name="Text_20_body">
      <style:paragraph-properties fo:line-height="150%" fo:text-align="start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Text_20_body">
      <style:paragraph-properties fo:line-height="150%"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normal" fo:font-weight="normal" style:font-style-asian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style-complex="italic" style:font-weight-complex="bold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language="uk" fo:country="UA" fo:font-weight="bold" style:font-weight-asian="bold" style:font-style-complex="italic" style:font-weight-complex="bold"/>
    </style:style>
    <style:style style:name="T7" style:family="text">
      <style:text-properties fo:language="uk" fo:country="UA" fo:font-style="normal" fo:font-weight="normal" style:font-style-asian="italic"/>
    </style:style>
    <style:style style:name="T8" style:family="text">
      <style:text-properties fo:language="uk" fo:country="UA" fo:font-style="normal" fo:font-weight="normal" style:font-style-asian="italic" style:font-weight-asian="bold" style:font-style-complex="italic" style:font-weight-complex="bold"/>
    </style:style>
    <style:style style:name="T9" style:family="text">
      <style:text-properties fo:language="uk" fo:country="UA" fo:font-weight="normal" style:font-weight-asian="bold" style:font-style-complex="italic" style:font-weight-complex="bold"/>
    </style:style>
    <style:style style:name="T10" style:family="text">
      <style:text-properties fo:font-weight="normal" style:font-weight-asian="bold" style:font-style-complex="italic" style:font-weight-complex="bold"/>
    </style:style>
    <style:style style:name="T1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ВСЕПАМ’ЯТКИ́Й</text:p>
      <text:p text:style-name="P2">-á, -é, <text:span text:style-name="T5">прикм., </text:span><text:span text:style-name="T4">інд.-авт.,</text:span></text:p>
      <text:p text:style-name="P2"><text:span text:style-name="T1">утворене </text:span><text:span text:style-name="T7">складнофлективним способом</text:span><text:span text:style-name="T1">, похідне від слів:</text:span> <text:span text:style-name="T2">все</text:span> і <text:span text:style-name="T3">пам’ят</text:span><text:span text:style-name="T6">ь</text:span><text:span text:style-name="T3">.</text:span></text:p>
      <text:p text:style-name="P2"><text:span text:style-name="T3"/></text:p>
      <text:p text:style-name="P3">ВСЕПЕКЕ́ЛЬНИЙ</text:p>
      <text:p text:style-name="P2">-а, -е, <text:span text:style-name="T5">прикм., </text:span><text:span text:style-name="T4">інд.-авт.,</text:span></text:p>
      <text:p text:style-name="P2"><text:span text:style-name="T10">утворене </text:span><text:span text:style-name="T8">складнофлективним способом</text:span><text:span text:style-name="T10">, похідне від слів:</text:span><text:span text:style-name="T3"> все і </text:span><text:span text:style-name="T6">пéкло.</text:span></text:p>
      <text:p text:style-name="P2"><text:span text:style-name="T6"/></text:p>
      <text:p text:style-name="P3">ВСЕСПОГÁДУВАТИ</text:p>
      <text:p text:style-name="P2">-ую, -єш, дієсл., <text:span text:style-name="T4">недок., перех., інд.-авт.,</text:span></text:p>
      <text:p text:style-name="P2"><text:span text:style-name="T9">утворене </text:span><text:span text:style-name="T8">складнофлективним способом</text:span><text:span text:style-name="T9">, похідне від слів:</text:span><text:span text:style-name="T6"> все і спогад.</text:span></text:p>
      <text:p text:style-name="P2"><text:span text:style-name="T6"/></text:p>
      <text:p text:style-name="P1">ВСЕБІ́ДИЙ</text:p>
      <text:p text:style-name="P2">-а, -е, <text:span text:style-name="T5">прикм., інд.-авт.,</text:span></text:p>
      <text:p text:style-name="P2">утворене складнофлективним способом, похідне від слів: <text:span text:style-name="T2">все </text:span><text:span text:style-name="T11">і</text:span><text:span text:style-name="T2"> бі́д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1M6S</meta:editing-duration>
    <meta:editing-cycles>7</meta:editing-cycles>
    <meta:generator>LibreOffice/3.5$Windows_x86 LibreOffice_project/dc9775d-05ecbee-0851ad3-1586698-727bf66</meta:generator>
    <dc:date>2003-01-07T01:46:58.64</dc:date>
    <meta:document-statistic meta:table-count="0" meta:image-count="0" meta:object-count="0" meta:page-count="1" meta:paragraph-count="12" meta:word-count="58" meta:character-count="438" meta:non-whitespace-character-count="392"/>
    <meta:user-defined meta:name="Info 1"/>
    <meta:user-defined meta:name="Info 2"/>
    <meta:user-defined meta:name="Info 3"/>
    <meta:user-defined meta:name="Info 4"/>
  </office:meta>
</office:document-meta>
</file>